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6685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ada8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4pt" officeooo:paragraph-rsid="003ada89" style:font-name-asian="OLIVEOIL" style:font-size-asian="14pt" style:font-name-complex="OLIVEOIL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321ae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21ae" officeooo:paragraph-rsid="001321ae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392f77" officeooo:paragraph-rsid="00392f77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8257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4e4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29ea2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77ae1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469721" officeooo:paragraph-rsid="00469721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21ae" officeooo:paragraph-rsid="001321ae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9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5f9b40" officeooo:paragraph-rsid="005f9b40" style:font-name-asian="OLIVEOIL" style:font-size-asian="12pt" style:font-weight-asian="bold" style:font-name-complex="OLIVEOIL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fddb6" officeooo:paragraph-rsid="002fddb6" style:font-name-asian="OLIVEOIL" style:font-size-asian="12pt" style:font-weight-asian="bold" style:font-name-complex="OLIVEOIL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65c74a" officeooo:paragraph-rsid="0065c74a" style:font-name-asian="OLIVEOIL" style:font-size-asian="12pt" style:font-weight-asian="bold" style:font-name-complex="OLIVEOIL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60f2d8" style:font-name-asian="OzHandicraft BT" style:font-size-asian="14pt" style:font-name-complex="OzHandicraft BT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613f5c" style:font-name-asian="OzHandicraft BT" style:font-size-asian="14pt" style:font-name-complex="OzHandicraft BT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66db13" style:font-name-asian="OzHandicraft BT" style:font-size-asian="14pt" style:font-name-complex="OzHandicraft BT" style:font-size-complex="14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21ae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OzHandicraft BT" fo:font-size="14pt" officeooo:rsid="0036685d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d5f34"/>
    </style:style>
    <style:style style:name="T15" style:family="text">
      <style:text-properties officeooo:rsid="000dd4f8"/>
    </style:style>
    <style:style style:name="T16" style:family="text">
      <style:text-properties officeooo:rsid="001321ae"/>
    </style:style>
    <style:style style:name="T17" style:family="text">
      <style:text-properties officeooo:rsid="0027a3d8"/>
    </style:style>
    <style:style style:name="T18" style:family="text">
      <style:text-properties officeooo:rsid="003ada89"/>
    </style:style>
    <style:style style:name="T19" style:family="text">
      <style:text-properties officeooo:rsid="003bccec"/>
    </style:style>
    <style:style style:name="T20" style:family="text">
      <style:text-properties officeooo:rsid="00411910"/>
    </style:style>
    <style:style style:name="T21" style:family="text">
      <style:text-properties officeooo:rsid="00429ea2"/>
    </style:style>
    <style:style style:name="T22" style:family="text">
      <style:text-properties officeooo:rsid="00477ae1"/>
    </style:style>
    <style:style style:name="T23" style:family="text">
      <style:text-properties officeooo:rsid="004d8221"/>
    </style:style>
    <style:style style:name="T24" style:family="text">
      <style:text-properties officeooo:rsid="004da44b"/>
    </style:style>
    <style:style style:name="T25" style:family="text">
      <style:text-properties officeooo:rsid="005300c9"/>
    </style:style>
    <style:style style:name="T26" style:family="text">
      <style:text-properties officeooo:rsid="0054a2d2"/>
    </style:style>
    <style:style style:name="T27" style:family="text">
      <style:text-properties officeooo:rsid="005a0c2f"/>
    </style:style>
    <style:style style:name="T28" style:family="text">
      <style:text-properties officeooo:rsid="005afa21"/>
    </style:style>
    <style:style style:name="T29" style:family="text">
      <style:text-properties officeooo:rsid="005d81b2"/>
    </style:style>
    <style:style style:name="T30" style:family="text">
      <style:text-properties officeooo:rsid="005eda47"/>
    </style:style>
    <style:style style:name="T31" style:family="text">
      <style:text-properties officeooo:rsid="00613f5c"/>
    </style:style>
    <style:style style:name="T32" style:family="text">
      <style:text-properties officeooo:rsid="0062c09a"/>
    </style:style>
    <style:style style:name="T33" style:family="text">
      <style:text-properties officeooo:rsid="00649f41"/>
    </style:style>
    <style:style style:name="T34" style:family="text">
      <style:text-properties officeooo:rsid="0065c74a"/>
    </style:style>
    <style:style style:name="T35" style:family="text">
      <style:text-properties officeooo:rsid="0066db13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178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6"/>
      <text:p text:style-name="P6"/>
      <text:p text:style-name="P6"/>
      <text:p text:style-name="P6"/>
      <text:p text:style-name="P27"/>
      <text:p text:style-name="P6"/>
      <text:p text:style-name="P6"/>
      <text:p text:style-name="P9"/>
      <text:p text:style-name="P10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pan text:style-name="T16">Blackberry Porter</text:span> <text:s text:c="67"/></text:p>
      <text:p text:style-name="P11">Brew Date: <text:s/><text:span text:style-name="T28">Nov 30’20</text:span> <text:s text:c="65"/></text:p>
      <text:p text:style-name="P3"><text:span text:style-name="T5">Batch Size:</text:span><text:span text:style-name="T9"> 10 </text:span><text:span text:style-name="T10">gal</text:span><text:span text:style-name="T5"><text:tab/><text:tab/><text:tab/></text:span></text:p>
      <text:p text:style-name="P1"><text:span text:style-name="T5">Target OG/◦</text:span><text:span text:style-name="T2"><text:tab/> <text:s/></text:span><text:span text:style-name="T3">1.067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37" svg:x1="1.543cm" svg:y1="0.624cm" svg:x2="1.622cm" svg:y2="6.577cm"><text:p/></draw:line><draw:line text:anchor-type="paragraph" draw:z-index="3" draw:style-name="gr1" draw:text-style-name="P37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28"/>
      <text:p text:style-name="P12">20 <text:s text:c="7"/># <text:s text:c="5"/>Pale</text:p>
      <text:p text:style-name="P12"><draw:custom-shape text:anchor-type="paragraph" draw:z-index="6" draw:name="Shape1" draw:style-name="gr2" draw:text-style-name="P38" svg:width="0.583cm" svg:height="0.532cm" svg:x="16.425cm" svg:y="0.33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2 <text:s text:c="10"/># <text:s text:c="4"/>Dark Munich</text:p>
      <text:p text:style-name="P12">1 <text:s text:c="9"/># <text:s text:c="5"/>Chocolate</text:p>
      <text:p text:style-name="P12">1 <text:s text:c="9"/># <text:s text:c="5"/>Black Patent</text:p>
      <text:p text:style-name="P12">1 <text:s text:c="9"/># <text:s text:c="5"/>Flaked barley</text:p>
      <text:p text:style-name="P12"><text:span text:style-name="T17">2 </text:span><text:s text:c="9"/># <text:s text:c="4"/>Wheat Malt</text:p>
      <text:p text:style-name="P13">2 <text:s text:c="9"/># <text:s text:c="5"/>Crystal 60/80</text:p>
      <text:p text:style-name="P10"><text:s text:c="2"/><text:span text:style-name="T17">1 <text:s text:c="6"/>tab <text:s text:c="3"/>irish moss</text:span> <text:s text:c="2"/></text:p>
      <text:p text:style-name="P10"><draw:line text:anchor-type="paragraph" draw:z-index="5" draw:style-name="gr1" draw:text-style-name="P37" svg:x1="8.915cm" svg:y1="0.449cm" svg:x2="8.994cm" svg:y2="3.889cm"><text:p/></draw:line></text:p>
      <text:p text:style-name="P10">Qt <text:s/>oz/g <text:s text:c="2"/>Hop/Seasoning <text:s text:c="14"/><text:span text:style-name="T13">Time</text:span></text:p>
      <text:p text:style-name="P24"><draw:line text:anchor-type="paragraph" draw:z-index="4" draw:style-name="gr1" draw:text-style-name="P37" svg:x1="2.549cm" svg:y1="0.012cm" svg:x2="2.628cm" svg:y2="3.452cm"><text:p/></draw:line><text:s/><text:span text:style-name="T16">56 <text:s text:c="4"/>g <text:s text:c="5"/>NB <text:s text:c="39"/>60min</text:span></text:p>
      <text:p text:style-name="P25"><text:s/><text:span text:style-name="T16">56 <text:s text:c="4"/>g <text:s text:c="4"/>Cascade <text:s text:c="32"/>10 min</text:span></text:p>
      <text:p text:style-name="P25"><text:s/><text:span text:style-name="T16">56 <text:s text:c="4"/>g <text:s text:c="4"/>Cascade <text:s text:c="31"/>1 min <text:s/></text:span><text:s/></text:p>
      <text:p text:style-name="P26">10 <text:s text:c="5"/># <text:s text:c="4"/>Blackberrries ( frozen) <text:s text:c="9"/></text:p>
      <text:p text:style-name="P2"><text:span text:style-name="T11"><text:s text:c="45"/></text:span><text:span text:style-name="T5"><text:s text:c="762"/></text:span><text:span text:style-name="T7">Stage <text:s text:c="13"/>Date <text:s text:c="17"/></text:span></text:p>
      <text:p text:style-name="P14">Primary: <text:s text:c="3"/></text:p>
      <text:p text:style-name="P14">Racked: <text:s text:c="3"/></text:p>
      <text:p text:style-name="P14">Racked:</text:p>
      <text:p text:style-name="P14">Bottled: <text:tab/><text:tab/><text:tab/><text:span text:style-name="T27">8X1l</text:span><text:tab/><text:tab/></text:p>
      <text:p text:style-name="P14">Kegged: <text:s text:c="3"/><text:span text:style-name="T27"><text:s text:c="17"/>1X 10gal</text:span></text:p>
      <text:p text:style-name="P4"><text:span text:style-name="T7">Re-Kegge</text:span><text:span text:style-name="T8">d:</text:span></text:p>
      <text:p text:style-name="P5"><text:span text:style-name="T7">Purged:</text:span><text:span text:style-name="T4"><text:tab/><text:tab/><text:tab/><text:tab/><text:tab/><text:tab/></text:span></text:p>
      <text:p text:style-name="P8">Charged: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Object2" text:anchor-type="paragraph" svg:x="5.902cm" svg:y="-0.261cm" svg:width="15.048cm" svg:height="8.999cm" draw:z-index="7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4">Start Time:<text:span text:style-name="T14"> 6:45am</text:span></text:p>
      <text:p text:style-name="P14">Fill mash tun: <text:span text:style-name="T29">Sat</text:span><text:tab/></text:p>
      <text:p text:style-name="P14">Fill sparge kettle: <text:span text:style-name="T29">Sat</text:span></text:p>
      <text:p text:style-name="P14">Fire burners: <text:span text:style-name="T29">6:45</text:span>am</text:p>
      <text:p text:style-name="P34">Heat Mash Tun : </text:p>
      <text:p text:style-name="P34">Target Temp: <text:span text:style-name="T20">68</text:span> <text:s text:c="4"/></text:p>
      <text:p text:style-name="P34">Heat Sparge Kettle: </text:p>
      <text:p text:style-name="P34">Target Temp: <text:span text:style-name="T20">73</text:span></text:p>
      <text:p text:style-name="P14">Target Temp (Mash): <text:span text:style-name="T20">68</text:span></text:p>
      <text:p text:style-name="P14">Grind grain: <text:span text:style-name="T29">7:30am</text:span></text:p>
      <text:p text:style-name="P14">sparge temp: <text:span text:style-name="T24">72</text:span></text:p>
      <text:p text:style-name="P14">Strike Temp: <text:span text:style-name="T30">68.1</text:span></text:p>
      <text:p text:style-name="P14">pump temp: <text:span text:style-name="T30">68.2</text:span></text:p>
      <text:p text:style-name="P22">Temp: <text:span text:style-name="T30">65.9</text:span></text:p>
      <text:p text:style-name="P35">Mash: </text:p>
      <text:p text:style-name="P35">Duration: <text:span text:style-name="T30">90</text:span> <text:s/>minutes <text:s text:c="7"/></text:p>
      <text:p text:style-name="P14">Start:<text:span text:style-name="T30">8:20am</text:span> <text:s text:c="4"/>Finish: <text:span text:style-name="T30">9:50</text:span></text:p>
      <text:p text:style-name="P14">Heat (to deactivate enzymes)<text:tab/><text:tab/></text:p>
      <text:p text:style-name="P15">Target Temp: <text:s text:c="2"/><text:span text:style-name="T17">75.5</text:span> </text:p>
      <text:p text:style-name="P15">Start: <text:span text:style-name="T30">9:50am</text:span> <text:s text:c="6"/></text:p>
      <text:p text:style-name="P14">Finish:<text:span text:style-name="T31">10:12am</text:span> <text:s/></text:p>
      <text:p text:style-name="P14">Heat Sparge H20 (Target<text:span text:style-name="T23">81</text:span>◦ ) <text:s text:c="7"/></text:p>
      <text:p text:style-name="P20">Sparge:<text:span text:style-name="T21">◦</text:span></text:p>
      <text:p text:style-name="P20">Start: <text:s/><text:span text:style-name="T31">10:15 am</text:span></text:p>
      <text:p text:style-name="P17">Finish: <text:span text:style-name="T33">11:40am </text:span></text:p>
      <text:p text:style-name="P17">Wort collected: <text:s text:c="2"/><text:span text:style-name="T15">full kettle</text:span></text:p>
      <text:p text:style-name="P14">Boil : Burner On: <text:s/><text:span text:style-name="T32">10:50</text:span></text:p>
      <text:p text:style-name="P14">Rolling Boil: <text:s/><text:span text:style-name="T33">11:50</text:span> <text:s/></text:p>
      <text:p text:style-name="P36">Hops In: <text:s text:c="2"/><text:span text:style-name="T34">12:20</text:span> </text:p>
      <text:p text:style-name="P36"><text:span text:style-name="T35">Whirlflock in:1:05</text:span> <text:s text:c="12"/></text:p>
      <text:p text:style-name="P16">Hops In: <text:s/><text:span text:style-name="T34">1:10</text:span></text:p>
      <text:p text:style-name="P18">Hops In: <text:s/><text:span text:style-name="T34">flame out</text:span></text:p>
      <text:p text:style-name="P16">Duration: 90 min <text:s/></text:p>
      <text:p text:style-name="P16">Start: <text:s/><text:span text:style-name="T34">11:50am</text:span></text:p>
      <text:p text:style-name="P14">Finish: <text:s/><text:span text:style-name="T34">1:20pm</text:span> <text:s text:c="4"/></text:p>
      <text:p text:style-name="P19">Burner Off: <text:span text:style-name="T34">1:20pm</text:span></text:p>
      <text:p text:style-name="P14">Rest 15 min <text:s text:c="7"/></text:p>
      <text:p text:style-name="P23">Pump&amp;Chill:Start: <text:span text:style-name="T34">1:35</text:span>pm <text:s text:c="2"/>Fin: </text:p>
      <text:p text:style-name="P21">OG : <text:s text:c="2"/><text:span text:style-name="T22">1.069</text:span></text:p>
      <text:p text:style-name="P21"><text:span text:style-name="T18"><text:s/>Nottingham</text:span><text:span text:style-name="T12">Yeast</text:span> <text:s/></text:p>
      <text:p text:style-name="P14">Irish Moss: <text:span text:style-name="T26">2 tablets</text:span></text:p>
      <text:p text:style-name="P7">Notes: <text:span text:style-name="T19">cook frozen berries night before/use hot plate to</text:span></text:p>
      <text:p text:style-name="P31"><text:span text:style-name="T34">1: </text:span>cook blackberries to +84c a<text:span text:style-name="T25">dd campden tablets cool overnite</text:span></text:p>
      <text:p text:style-name="P32">add black berries to primary 1st</text:p>
      <text:p text:style-name="P30">2: <text:s/>re-circ stuck temps all over the graph/ changed hoses ar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29T14:08:14.254120395</dc:date>
    <meta:editing-duration>PT14H15M42S</meta:editing-duration>
    <meta:editing-cycles>55</meta:editing-cycles>
    <meta:document-statistic meta:table-count="0" meta:image-count="0" meta:object-count="3" meta:page-count="2" meta:paragraph-count="73" meta:word-count="241" meta:character-count="2765" meta:non-whitespace-character-count="11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47cm" svg:height="8.999cm" xlink:href="." xlink:type="simple" chart:class="chart:line" chart:style-name="ch1">
        <chart:title svg:x="4.572cm" svg:y="0.315cm" chart:style-name="ch2">
          <text:p>Blackberry Porter Nov 30'20</text:p>
        </chart:title>
        <chart:legend chart:legend-position="end" svg:x="12.348cm" svg:y="3.441cm" style:legend-expansion="high" chart:style-name="ch3"/>
        <chart:plot-area chart:style-name="ch4" chart:data-source-has-labels="both" svg:x="1.431cm" svg:y="1.297cm" svg:width="10.882cm" svg:height="6.577cm">
          <chartooo:coordinate-region svg:x="2.063cm" svg:y="1.5cm" svg:width="9.962cm" svg:height="5.318cm"/>
          <chart:axis chart:dimension="x" chart:name="primary-x" chart:style-name="ch5" chartooo:axis-type="auto">
            <chartooo:date-scale/>
            <chart:title svg:x="6.529cm" svg:y="8.053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581cm" svg:y="5.468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actual)</text:p>
              </table:table-cell>
              <table:table-cell office:value-type="float" office:value="72">
                <text:p>72</text:p>
              </table:table-cell>
              <table:table-cell office:value-type="float" office:value="68.1">
                <text:p>68.1</text:p>
              </table:table-cell>
              <table:table-cell office:value-type="float" office:value="68.2">
                <text:p>68.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mash in</text:p>
              </table:table-cell>
              <table:table-cell office:value-type="float" office:value="72">
                <text:p>72</text:p>
              </table:table-cell>
              <table:table-cell office:value-type="float" office:value="65.9">
                <text:p>65.9</text:p>
              </table:table-cell>
              <table:table-cell office:value-type="float" office:value="66">
                <text:p>6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8.6">
                <text:p>68.6</text:p>
              </table:table-cell>
              <table:table-cell office:value-type="float" office:value="63.6">
                <text:p>63.6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68.1">
                <text:p>68.1</text:p>
              </table:table-cell>
              <table:table-cell office:value-type="float" office:value="63.3">
                <text:p>63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68.2">
                <text:p>68.2</text:p>
              </table:table-cell>
              <table:table-cell office:value-type="float" office:value="64.4">
                <text:p>64.4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68.8">
                <text:p>68.8</text:p>
              </table:table-cell>
              <table:table-cell office:value-type="float" office:value="64.2">
                <text:p>64.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6.9">
                <text:p>66.9</text:p>
              </table:table-cell>
              <table:table-cell office:value-type="float" office:value="61.1">
                <text:p>61.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5.3">
                <text:p>65.3</text:p>
              </table:table-cell>
              <table:table-cell office:value-type="float" office:value="62">
                <text:p>6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7.9">
                <text:p>67.9</text:p>
              </table:table-cell>
              <table:table-cell office:value-type="float" office:value="62.3">
                <text:p>62.3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8.3">
                <text:p>68.3</text:p>
              </table:table-cell>
              <table:table-cell office:value-type="float" office:value="63.2">
                <text:p>63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72.1">
                <text:p>72.1</text:p>
              </table:table-cell>
              <table:table-cell office:value-type="float" office:value="65.8">
                <text:p>65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1">
                <text:p>81</text:p>
              </table:table-cell>
              <table:table-cell office:value-type="float" office:value="75.1">
                <text:p>75.1</text:p>
              </table:table-cell>
              <table:table-cell office:value-type="float" office:value="68.3">
                <text:p>68.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75.8">
                <text:p>75.8</text:p>
              </table:table-cell>
              <table:table-cell office:value-type="float" office:value="71">
                <text:p>71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